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46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48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57in" draw:z-index="0" draw:style-name="gr2" svg:width="0.3327in" svg:height="0.2004in" svg:x="0.3276in" svg:y="0.329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33in" table:end-y="0.137in" draw:z-index="1" draw:style-name="gr2" svg:width="0.1776in" svg:height="0.2004in" svg:x="0.6157in" svg:y="0.351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28in" table:end-y="0.2102in" draw:z-index="3" draw:style-name="gr2" svg:width="0.5134in" svg:height="0.2094in" svg:x="0.6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71in" table:end-y="0.0469in" draw:z-index="5" draw:style-name="gr2" svg:width="0.5484in" svg:height="0.2091in" svg:x="0.601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6685in" table:end-y="0.2094in" draw:z-index="7" draw:style-name="gr2" svg:width="0.1776in" svg:height="0.2087in" svg:x="0.4909in" svg:y="0.3118in">
              <text:p/>
              <draw:object xlink:href="./Object 8" xlink:type="simple" xlink:show="embed" xlink:actuate="onLoad"/>
              <draw:image xlink:href="./ObjectReplacements/Object 8" xlink:type="simple" xlink:show="embed" xlink:actuate="onLoad"/>
            </draw:frame>
            <draw:frame table:end-cell-address="symbols.D13" table:end-x="0.6902in" table:end-y="0.2094in" draw:z-index="9" draw:style-name="gr2" svg:width="0.1992in" svg:height="0.2087in" svg:x="0.490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2">00/00/0000</text:date>, <text:time style:data-style-name="N2" text:time-value="10:25:57.1577901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22T10:26:34.611531960</dc:date>
    <meta:editing-duration>P11DT21H43M45S</meta:editing-duration>
    <meta:editing-cycles>846</meta:editing-cycles>
    <meta:generator>LibreOffice/4.2.8.2$Linux_x86 LibreOffice_project/420m0$Build-2</meta:generator>
    <meta:document-statistic meta:table-count="2" meta:cell-count="20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